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ocal Galaxy Tools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How I setup my local galaxy and toolshe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4" draw:layer="layout" svg:width="25.199cm" svg:height="12.179cm" svg:x="1.6cm" svg:y="4.9cm" presentation:class="outline" presentation:user-transformed="true">
          <draw:text-box>
            <text:list text:style-name="L2">
              <text:list-item>
                <text:p>https://wiki.galaxyproject.org/Admin/GetGalaxy</text:p>
              </text:list-item>
              <text:list-item>
                <text:p>https://wiki.galaxyproject.org/Admin/Tools/AddToolFromToolShedTutorial</text:p>
              </text:list-item>
              <text:list-item>
                <text:p>Virtual box image with Galaxy (from GCC 2015)</text:p>
                <text:list>
                  <text:list-item>
                    <text:p>https://images.galaxyproject.org/planemo/latest.ova</text:p>
                  </text:list-item>
                </text:list>
              </text:list-item>
              <text:list-item>
                <text:p>https://planemo.readthedocs.org/en/latest/readme.html </text:p>
              </text:list-item>
              <text:list-item>
                <text:p>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sonal Galaxy</text:p>
          </draw:text-box>
        </draw:frame>
        <draw:frame presentation:style-name="pr4" draw:layer="layout" svg:width="25.199cm" svg:height="12.179cm" svg:x="1.601cm" svg:y="4.914cm" presentation:class="outline" presentation:user-transformed="true">
          <draw:text-box>
            <text:list text:style-name="L2">
              <text:list-item>
                <text:p>You must be an admin to add tools to galaxy</text:p>
              </text:list-item>
              <text:list-item>
                <text:p>Adding manually without a toolshed requires a galaxy stop start.</text:p>
              </text:list-item>
              <text:list-item>
                <text:p>Running a local galaxy is not hard.</text:p>
                <text:list>
                  <text:list-item>
                    <text:p>Git download</text:p>
                  </text:list-item>
                  <text:list-item>
                    <text:p>A few minor changes to config files</text:p>
                  </text:list-item>
                  <text:list-item>
                    <text:p>Ru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lanemo</text:p>
          </draw:text-box>
        </draw:frame>
        <draw:frame presentation:style-name="pr4" draw:layer="layout" svg:width="25.199cm" svg:height="12.179cm" svg:x="1.201cm" svg:y="4.914cm" presentation:class="outline" presentation:user-transformed="true">
          <draw:text-box>
            <text:list text:style-name="L2">
              <text:list-item>
                <text:p>https://planemo.readthedocs.org/en/latest/readme.html </text:p>
              </text:list-item>
              <text:list-item>
                <text:p>Allows checking and testing tools without loading into Galaxy</text:p>
                <text:list>
                  <text:list-item>
                    <text:p>planemo lint (to check your tool)</text:p>
                  </text:list-item>
                  <text:list-item>
                    <text:p>planemo test (to test your tool)</text:p>
                  </text:list-item>
                </text:list>
              </text:list-item>
              <text:list-item>
                <text:p>Typically shares code with your local galaxy but not data</text:p>
                <text:list>
                  <text:list-item>
                    <text:p>Local server does not need to be running</text:p>
                  </text:list-item>
                </text:list>
              </text:list-item>
              <text:list-item>
                <text:p>Reports in html and json form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sonal Toolsh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tional: You can also use the test toolshed.</text:p>
                <text:list>
                  <text:list-item>
                    <text:p>Or just use https://testtoolshed.g2.bx.psu.edu/</text:p>
                  </text:list-item>
                </text:list>
              </text:list-item>
              <text:list-item>
                <text:p>Allows you to make your mistakes in private</text:p>
              </text:list-item>
              <text:list-item>
                <text:p>Avoids a public tool having a high revision count.</text:p>
              </text:list-item>
              <text:list-item>
                <text:p>Test toolshed is occasionally downs</text:p>
              </text:list-item>
              <text:list-item>
                <text:p>DISADVANTAGES:</text:p>
                <text:list>
                  <text:list-item>
                    <text:p>You have to clone all dependencies!</text:p>
                  </text:list-item>
                  <text:list-item>
                    <text:p>You will have to load your final tool twice</text:p>
                  </text:list-item>
                  <text:list-item>
                    <text:p>Workflows are not transferable between toolshe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ting up a local Galaxy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https://wiki.galaxyproject.org/Admin/GetGalaxy</text:p>
              </text:list-item>
              <text:list-item>
                <text:p>Requirements</text:p>
                <text:list>
                  <text:list-item>
                    <text:p>UNIX/Linux or Mac OS X</text:p>
                  </text:list-item>
                  <text:list-item>
                    <text:p>Python 2.7 </text:p>
                  </text:list-item>
                  <text:list-item>
                    <text:p>Git </text:p>
                  </text:list-item>
                  <text:list-item>
                    <text:p>GNU Make, gcc</text:p>
                  </text:list-item>
                  <text:list-item>
                    <text:p>Samtools (if using BAM files)</text:p>
                  </text:list-item>
                </text:list>
              </text:list-item>
              <text:list-item>
                <text:p>Get copy of galaxy</text:p>
                <text:list>
                  <text:list-item>
                    <text:p>git clone <text:a xlink:href="https://github.com/galaxyproject/galaxy/" xlink:type="simple">https://github.com/galaxyproject/galaxy/</text:a> ~/galaxy</text:p>
                    <text:list>
                      <text:list-item>
                        <text:p>It does not need to be ~/galaxy (But in examples I will assume it is)</text:p>
                      </text:list-item>
                    </text:list>
                  </text:list-item>
                  <text:list-item>
                    <text:p>cd ~/galaxy</text:p>
                  </text:list-item>
                  <text:list-item>
                    <text:p>% git checkout -b master origin/master</text:p>
                  </text:list-item>
                </text:list>
              </text:list-item>
              <text:list-item>
                <text:p>Add changes a few config files as per next slides</text:p>
              </text:list-item>
              <text:list-item>
                <text:p>Use postgress if you want to run more than one job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laxy Setup <text:line-break/>Add required config files/ directories</text:p>
          </draw:text-box>
        </draw:frame>
        <draw:frame presentation:style-name="pr4" draw:layer="layout" svg:width="25.199cm" svg:height="12.179cm" svg:x="1.4cm" svg:y="5cm" presentation:class="outline" presentation:user-transformed="true">
          <draw:text-box>
            <text:list text:style-name="L2">
              <text:list-item>
                <text:p>Create config files </text:p>
                <text:list>
                  <text:list-item>
                    <text:p>Copy the sample without the .sample</text:p>
                  </text:list-item>
                  <text:list-item>
                    <text:p>~/galaxy/config/shed_tool_conf.xml</text:p>
                  </text:list-item>
                  <text:list-item>
                    <text:p>~/galaxy/config/tool_conf.xml</text:p>
                  </text:list-item>
                  <text:list-item>
                    <text:p>~/galaxy/config/dependency_resolvers_config.xml <text:s/>(for Planemo)</text:p>
                  </text:list-item>
                  <text:list-item>
                    <text:p>~/galaxy/config/galaxy.ini</text:p>
                  </text:list-item>
                  <text:list-item>
                    <text:p>~/galaxy/config/tool_shed.ini <text:s text:c="2"/>(for toolshed)</text:p>
                  </text:list-item>
                </text:list>
              </text:list-item>
              <text:list-item>
                <text:p>Create directories</text:p>
                <text:list>
                  <text:list-item>
                    <text:p>These can also be outside of ~/galaxy if you prefer.</text:p>
                  </text:list-item>
                  <text:list-item>
                    <text:p>~/galaxy/dependency_dir</text:p>
                  </text:list-item>
                  <text:list-item>
                    <text:p>~/galaxy/config/hgweb_config_dir <text:s text:c="3"/>(for toolsh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 ~/galaxy/config/galaxy.ini 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2">
              <text:list-item>
                <text:p>See config.ini file for explanations of each item</text:p>
              </text:list-item>
              <text:list-item>
                <text:p>Required / Highly recommended</text:p>
                <text:list>
                  <text:list-item>
                    <text:p>tool_dependency_dir = dependency_dir</text:p>
                  </text:list-item>
                  <text:list-item>
                    <text:p>tool_config_file = config/tool_conf.xml,config/shed_tool_conf.xml</text:p>
                  </text:list-item>
                  <text:list-item>
                    <text:p>tool_sheds_config_file = config/tool_sheds_conf.xml</text:p>
                  </text:list-item>
                  <text:list-item>
                    <text:p>admin_users = your_galaxy_email@manchester.ac.uk,other_admin@example.com</text:p>
                  </text:list-item>
                  <text:list-item>
                    <text:p>allow_user_dataset_purge = True</text:p>
                  </text:list-item>
                </text:list>
              </text:list-item>
              <text:list-item>
                <text:p>Optional</text:p>
                <text:list>
                  <text:list-item>
                    <text:p>port = 9080</text:p>
                  </text:list-item>
                  <text:list-item>
                    <text:p>host = 0.0.0.0</text:p>
                  </text:list-item>
                  <text:list-item>
                    <text:p>brand = Fancy Server name</text:p>
                  </text:list-item>
                  <text:list-item>
                    <text:p>require_login = True</text:p>
                  </text:list-item>
                  <text:list-item>
                    <text:p>allow_user_deletion = True</text:p>
                  </text:list-item>
                  <text:list-item>
                    <text:p>allow_user_impersonation = True</text:p>
                  </text:list-item>
                </text:list>
              </text:list-item>
              <text:list-item>
                <text:p>Ideally mark all your changes with a comment so you can find them lat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 ~/galaxy/config/shed_tool_conf.x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uncomment <text:s text:c="4"/></text:p>
                <text:list>
                  <text:list-item>
                    <text:p>&lt;tool_shed name="Galaxy Test Tool Shed" url="<text:a xlink:href="https://testtoolshed.g2.bx.psu.edu/" xlink:type="simple">https://testtoolshed.g2.bx.psu.edu/</text:a>"/&gt;</text:p>
                  </text:list-item>
                </text:list>
              </text:list-item>
              <text:list-item>
                <text:p>Optional: (if using private toolshed)</text:p>
                <text:list>
                  <text:list-item>
                    <text:p>&lt;tool_shed name="Local Tool shed" url="http://localhost:9009" /&gt;</text:p>
                  </text:list-item>
                </text:list>
              </text:list-item>
              <text:list-item>
                <text:p>Optional: (for remote access to private or another toolshed)</text:p>
                <text:list>
                  <text:list-item>
                    <text:p>&lt;tool_shed name="Christian's Desktop" url="http://l-unxx4770.it.manchester.ac.uk:9009" /&gt;</text:p>
                    <text:list>
                      <text:list-item>
                        <text:p>Assuming that PC has not be reallocated/ turned off</text:p>
                      </text:list-item>
                    </text:list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5.221cm" svg:x="1.4cm" svg:y="0cm" presentation:class="title" presentation:user-transformed="true">
          <draw:text-box>
            <text:p>Edit ~/galaxy/config/dependency_resolvers_config.xm </text:p>
          </draw:text-box>
        </draw:frame>
        <draw:frame presentation:style-name="pr4" draw:layer="layout" svg:width="25.199cm" svg:height="12.179cm" svg:x="0.2cm" svg:y="6.021cm" presentation:class="outline" presentation:user-transformed="true">
          <draw:text-box>
            <text:list text:style-name="L2">
              <text:list-item>
                <text:p>Optional: if using Planemo to test tools with dependencies</text:p>
                <text:list>
                  <text:list-item>
                    <text:p>Below <text:s/>&lt;galaxy_packages /&gt; add:</text:p>
                    <text:list>
                      <text:list-item>
                        <text:p>&lt;unlinked_tool_shed_packages /&gt;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 ~/galaxy/config/tool_shed.in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 file for explanations</text:p>
              </text:list-item>
              <text:list-item>
                <text:p>admin_users = your_galaxy_email@manchester.ac.uk</text:p>
              </text:list-item>
              <text:list-item>
                <text:p>host = 0.0.0.0</text:p>
              </text:list-item>
              <text:list-item>
                <text:p>hgweb_config_dir = config/hgweb_config_dir</text:p>
              </text:list-item>
              <text:list-item>
                <text:p>id_secret = magnusisthebigcheese</text:p>
              </text:list-item>
              <text:list-item>
                <text:p>brand = Fancy Server na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 ~/galaxy/run.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 sure run.sh uses python 2.7</text:p>
                <text:list>
                  <text:list-item>
                    <text:p>See <text:a xlink:href="https://wiki.galaxyproject.org/Admin/Python" xlink:type="simple">https://wiki.galaxyproject.org/Admin/Python</text:a></text:p>
                  </text:list-item>
                </text:list>
              </text:list-item>
              <text:list-item>
                <text:p>Make sure run.sh can see samtools</text:p>
                <text:list>
                  <text:list-item>
                    <text:p>PATH=/path/to/samtools-1.2:$PATH; export PATH</text:p>
                  </text:list-item>
                  <text:list-item>
                    <text:p>Assumes Samtools has been installed in a way that <text:s/>it is not automatically available in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 O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iki.galaxyproject.org/Admin/Config/Performance/ProductionServer" xlink:type="simple">https://wiki.galaxyproject.org/Admin/Config/Performance/ProductionServer</text:a></text:p>
              </text:list-item>
              <text:list-item>
                <text:p>“Switching to a database server”</text:p>
                <text:list>
                  <text:list-item>
                    <text:p>SQLite only allows a single connections</text:p>
                    <text:list>
                      <text:list-item>
                        <text:p>This caused errors when running multiple tools at once</text:p>
                      </text:list-item>
                      <text:list-item>
                        <text:p>For example in a workflow where one tool precedes to oth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iki.galaxyproject.org/Admin/Config/Performance/ProductionServer" xlink:type="simple">https://wiki.galaxyproject.org/Admin/Config/Performance/ProductionServer</text:a></text:p>
              </text:list-item>
              <text:list-item>
                <text:p>“Switching to a database server”</text:p>
                <text:list>
                  <text:list-item>
                    <text:p>SQLite only allows a single connections</text:p>
                    <text:list>
                      <text:list-item>
                        <text:p>This caused errors when running multiple tools at once</text:p>
                      </text:list-item>
                      <text:list-item>
                        <text:p>For example in a workflow where one tool precedes to others</text:p>
                      </text:list-item>
                    </text:list>
                  </text:list-item>
                  <text:list-item>
                    <text:p>I used postgress for my desktop to test full workflows</text:p>
                  </text:list-item>
                </text:list>
              </text:list-item>
              <text:list-item>
                <text:p>I personally did not make any other changes</text:p>
              </text:list-item>
              <text:list-item>
                <text:p>Peter for http://centaurus.itservices.manchester.ac.uk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Galax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d ~/galaxy</text:p>
              </text:list-item>
              <text:list-item>
                <text:p>sh run.sh</text:p>
                <text:list>
                  <text:list-item>
                    <text:p>A lot of useful stuff logged to console</text:p>
                  </text:list-item>
                  <text:list-item>
                    <text:p>Error message often hidden in the middle</text:p>
                  </text:list-item>
                </text:list>
              </text:list-item>
              <text:list-item>
                <text:p>http://localhost:8080</text:p>
                <text:list>
                  <text:list-item>
                    <text:p>Or <text:a xlink:href="http://localhost:9080/" xlink:type="simple">http://localhost:9080</text:a> if you changed the port</text:p>
                  </text:list-item>
                </text:list>
              </text:list-item>
              <text:list-item>
                <text:p>Create/ register user</text:p>
                <text:list>
                  <text:list-item>
                    <text:p>Using same email as in admin_users = setting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toolshed</text:p>
          </draw:text-box>
        </draw:frame>
        <draw:frame presentation:style-name="pr4" draw:layer="layout" svg:width="25.199cm" svg:height="12.179cm" svg:x="1.001cm" svg:y="4.821cm" presentation:class="outline" presentation:user-transformed="true">
          <draw:text-box>
            <text:list text:style-name="L2">
              <text:list-item>
                <text:p>cd ~/galaxy</text:p>
              </text:list-item>
              <text:list-item>
                <text:p>sh run_tool_shed.sh</text:p>
                <text:list>
                  <text:list-item>
                    <text:p>Ignore pip warning this is because galaxy used its own pip</text:p>
                  </text:list-item>
                </text:list>
              </text:list-item>
              <text:list-item>
                <text:p>No Consul output</text:p>
                <text:list>
                  <text:list-item>
                    <text:p>Log to ~/galaxy/tool_shed_webapp.log </text:p>
                  </text:list-item>
                  <text:list-item>
                    <text:p>Error message often hidden in the middle</text:p>
                  </text:list-item>
                </text:list>
              </text:list-item>
              <text:list-item>
                <text:p>http://localhost:9009</text:p>
                <text:list>
                  <text:list-item>
                    <text:p>Unless you changed the port</text:p>
                  </text:list-item>
                  <text:list-item>
                    <text:p>Must be listed in ~/galaxy/config/shed_tool_conf.xml</text:p>
                    <text:list>
                      <text:list-item>
                        <text:p>Or Galaxy will not find the toolsh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toolshed co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/ register user</text:p>
                <text:list>
                  <text:list-item>
                    <text:p>Using same email as in admin_users = setting</text:p>
                  </text:list-item>
                  <text:list-item>
                    <text:p>IMPORTANT: Register on https://testtoolshed.g2.bx.psu.edu/ first and use the SAME public name</text:p>
                    <text:list>
                      <text:list-item>
                        <text:p>Otherwise moving tools between sheds will be tricky</text:p>
                      </text:list-item>
                    </text:list>
                  </text:list-item>
                </text:list>
              </text:list-item>
              <text:list-item>
                <text:p>Add at least one category</text:p>
                <text:list>
                  <text:list-item>
                    <text:p>Admin / <text:s/>Manage categories / <text:s/>Add new Category</text:p>
                  </text:list-item>
                </text:list>
              </text:list-item>
              <text:list-item>
                <text:p>Toolshed data in:</text:p>
                <text:list>
                  <text:list-item>
                    <text:p>database_file = database/community.sqlit</text:p>
                  </text:list-item>
                  <text:list-item>
                    <text:p>hgweb_config_dir = config/hgweb_config_dir</text:p>
                  </text:list-item>
                  <text:list-item>
                    <text:p>file_path = database/community_fi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2:06:36.249511735</meta:creation-date>
    <dc:date>2016-04-19T15:38:18.665340493</dc:date>
    <meta:editing-duration>P1DT12H28M31S</meta:editing-duration>
    <meta:editing-cycles>17</meta:editing-cycles>
    <meta:generator>LibreOffice/4.2.8.2$Linux_X86_64 LibreOffice_project/420m0$Build-2</meta:generator>
    <meta:document-statistic meta:object-count="89"/>
  </office:meta>
</office:document-meta>
</file>